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3"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4"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6"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italic" style:text-underline-style="none" fo:font-weight="normal" officeooo:rsid="0014f7ea" officeooo:paragraph-rsid="0014f7ea" style:font-size-asian="10.5pt" style:font-style-asian="italic" style:font-weight-asian="normal" style:font-size-complex="12pt" style:font-style-complex="italic" style:font-weight-complex="normal"/>
    </style:style>
    <style:style style:name="P8"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9"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10"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11" style:family="paragraph" style:parent-style-name="Standard">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12"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13" style:family="paragraph" style:parent-style-name="Standard">
      <style:text-properties fo:font-style="italic" style:text-underline-style="none" fo:font-weight="normal" officeooo:rsid="0010f525" officeooo:paragraph-rsid="0010f525" style:font-style-asian="italic" style:font-weight-asian="normal" style:font-style-complex="italic" style:font-weight-complex="normal"/>
    </style:style>
    <style:style style:name="P14" style:family="paragraph" style:parent-style-name="Standard" style:list-style-name="L2">
      <style:text-properties fo:font-style="italic" style:text-underline-style="none" fo:font-weight="normal" officeooo:rsid="0010f525" officeooo:paragraph-rsid="0010f525" style:font-style-asian="italic" style:font-weight-asian="normal" style:font-style-complex="italic" style:font-weight-complex="normal"/>
    </style:style>
    <style:style style:name="P15" style:family="paragraph" style:parent-style-name="Standard">
      <style:text-properties fo:font-style="italic" style:text-underline-style="none" fo:font-weight="normal" officeooo:rsid="0011e3c7" officeooo:paragraph-rsid="0011e3c7" style:font-style-asian="italic" style:font-weight-asian="normal" style:font-style-complex="italic" style:font-weight-complex="normal"/>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3aa33"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lementierung</text:p>
      <text:p text:style-name="P5">In diesem Kapitel werde ich mich mit der organisatorischen Struktur des Programms auseinander setzen.</text:p>
      <text:p text:style-name="P4"/>
      <text:p text:style-name="P8"><text:span text:style-name="T1">Model</text:span>:</text:p>
      <text:p text:style-name="P1">Ich habe mich für das klassische Modell „Model-View-Controller“ entschieden, da ein Spiel per Definition alle Kriterien erfüllt. </text:p>
      <text:list xml:id="list2605874130" text:style-name="L1">
        <text:list-item>
          <text:p text:style-name="P2"><text:span text:style-name="T2">Model:</text:span> Man hat ein Regelwerk mit allen zugehörigen Daten, wie Spielfeld, Spielfiguren und Bedingungen für den Sieg. Dazu Berechnungen und Interaktionen von Figuren und Spielfeld.</text:p>
        </text:list-item>
        <text:list-item>
          <text:p text:style-name="P10">View: <text:span text:style-name="T3">Es gibt eine Eindeutige Repräsentation des aktuellen Spielstands, mit Punkteständen, </text:span><text:span text:style-name="T4">Verteilungen der Figuren auf dem Spielbrett und den momentan Möglichen Spielzügen für den aktiven Spieler.</text:span></text:p>
        </text:list-item>
        <text:list-item>
          <text:p text:style-name="P12">Controller: <text:span text:style-name="T3">Erst die Interaktion macht ein Spiel zu dem, was es ist. Also muss irgend ein haptischer Zugang zum Spielgeschehen vorhanden sein, im Falle meines Spiels mit dem Controller.</text:span></text:p>
        </text:list-item>
      </text:list>
      <text:p text:style-name="P11"><text:span text:style-name="T3"/></text:p>
      <text:p text:style-name="P9"><text:span text:style-name="T5">UML-Diagramm</text:span><text:span text:style-name="T3">:</text:span></text:p>
      <text:p text:style-name="P6"><text:span text:style-name="T3">Das folgende Diagramm soll die Struktur der Software besser veranschaulichen, </text:span><text:span text:style-name="T6">zur besseren Übersicht habe ich auf</text:span><text:span text:style-name="T3"> nicht relevante Felder und Methoden </text:span><text:span text:style-name="T6">verzichtet</text:span><text:span text:style-name="T3">. </text:span><text:span text:style-name="T6">Unter dem Diagramm befinden sich Erklärungen zu möglicherweise unklaren Feldern und Methoden.</text:span></text:p>
      <text:p text:style-name="P7"><text:span text:style-name="T6"/></text:p>
      <text:p text:style-name="P7"><text:span text:style-name="T6">T</text:span><text:span text:style-name="T3">ODO: UML Diagramm einfügen</text:span></text:p>
      <text:p text:style-name="P15"><text:span text:style-name="T3"/></text:p>
      <text:p text:style-name="P15"><text:span text:style-name="T3"/></text:p>
      <text:p text:style-name="P13"><text:span text:style-name="T3">Model:</text:span></text:p>
      <text:list xml:id="list431509950" text:style-name="L2">
        <text:list-item>
          <text:p text:style-name="P14"><text:span text:style-name="T3">MapSettings: Hier sind die allgemeinen Einstellungen für die momentane Partie gespeichert, wie z.B. wie viel Geld man für eingenommene Gebäude erhält, wie lange der Kampf dauern soll oder ob der Nebel des Krieges aktiviert ist.</text:span></text:p>
        </text:list-item>
        <text:list-item>
          <text:p text:style-name="P14"><text:span text:style-name="T3">MapData: Hier werden die ganz konkreten Kartenspezifischen Einstellungen gespeichert, z.B. wie groß die Karte ist, welche Teams bereits vorhanden sind und wo bereits welche Einheit steh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7-15T20:41:28.377000000</dc:date>
    <meta:editing-duration>PT51M3S</meta:editing-duration>
    <meta:editing-cycles>2</meta:editing-cycles>
    <meta:document-statistic meta:table-count="0" meta:image-count="0" meta:object-count="0" meta:page-count="1" meta:paragraph-count="13" meta:word-count="219" meta:character-count="1531" meta:non-whitespace-character-count="1329"/>
  </office:meta>
</office:document-meta>
</file>